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/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2] * 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] * 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/>
          <table:table-cell table:formula="of:=[.E4] * [.F4]" office:value-type="currency" office:currency="EUR" office:value="22.5">
            <text:p>€ 22,50</text:p>
          </table:table-cell>
          <table:table-cell table:formula="of:=COUNTIF([.C2:.C61];  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/>
          <table:table-cell table:formula="of:=[.E5] * [.F5]" office:value-type="currency" office:currency="EUR" office:value="72">
            <text:p>€ 72,0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/>
          <table:table-cell table:formula="of:=[.E6] * [.F6]" office:value-type="currency" office:currency="EUR" office:value="15">
            <text:p>€ 15,00</text:p>
          </table:table-cell>
          <table:table-cell table:style-name="ce7" office:value-type="currency" office:currency="EUR" office:value="17.1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/>
          <table:table-cell table:formula="of:=[.E7] * 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8] * 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9] * 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10] * 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11] * 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12] * 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3] * 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/>
          <table:table-cell table:formula="of:=[.E14] * 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15] * 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6] * 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17] * 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18] * 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19] * 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0] * 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1] * 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/>
          <table:table-cell table:formula="of:=[.E22] * 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3] * 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24] * 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25] * 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6] * 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27] * 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/>
          <table:table-cell table:formula="of:=[.E28] * 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29] * 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0] * 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/>
          <table:table-cell table:formula="of:=[.E31] * 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2] * 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/>
          <table:table-cell table:formula="of:=[.E33] * 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34] * 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5] * 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36] * 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37] * 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8] * 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9] * 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/>
          <table:table-cell table:formula="of:=[.E40] * 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41] * 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42] * 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/>
          <table:table-cell table:formula="of:=[.E43] * 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44] * 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45] * 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46] * 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/>
          <table:table-cell table:formula="of:=[.E47] * 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48] * 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/>
          <table:table-cell table:formula="of:=[.E49] * 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50] * 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51] * 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52] * 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53] * 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/>
          <table:table-cell table:formula="of:=[.E54] * 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/>
          <table:table-cell table:formula="of:=[.E55] * 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56] * 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57] * 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/>
          <table:table-cell table:formula="of:=[.E58] * 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59] * 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60] * 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61] * 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2.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2:32</dc:date>
    <meta:generator>OpenOffice/4.1.15$Unix OpenOffice.org_project/4115m2$Build-9813</meta:generator>
    <meta:editing-duration>PT15S</meta:editing-duration>
    <meta:editing-cycles>1</meta:editing-cycles>
    <meta:document-statistic meta:table-count="1" meta:cell-count="554" meta:object-count="0"/>
  </office:meta>
</office:document-meta>
</file>